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9-10-30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9-03-26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3248" calcext:value-type="float">
            <text:p>58.75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60768" calcext:value-type="float">
            <text:p>59.136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31584" calcext:value-type="float">
            <text:p>59.103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10832" calcext:value-type="float">
            <text:p>59.111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35216" calcext:value-type="float">
            <text:p>59.113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66864" calcext:value-type="float">
            <text:p>59.136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57136" calcext:value-type="float">
            <text:p>59.125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3786" calcext:value-type="float">
            <text:p>58.9937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4873" calcext:value-type="float">
            <text:p>59.0548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181728" calcext:value-type="float">
            <text:p>59.101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68309090909" calcext:value-type="float">
            <text:p>59.15683090909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789024" calcext:value-type="float">
            <text:p>59.1978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86144516129" calcext:value-type="float">
            <text:p>59.288614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9028" calcext:value-type="float">
            <text:p>59.279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71107096774" calcext:value-type="float">
            <text:p>59.277110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74608" calcext:value-type="float">
            <text:p>59.287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74056774194" calcext:value-type="float">
            <text:p>59.277405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3050322581" calcext:value-type="float">
            <text:p>59.283305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74176" calcext:value-type="float">
            <text:p>59.297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11997419355" calcext:value-type="float">
            <text:p>59.301199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75648" calcext:value-type="float">
            <text:p>59.357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03956129032" calcext:value-type="float">
            <text:p>59.430395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40337777778" calcext:value-type="float">
            <text:p>59.4240337777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54678709677" calcext:value-type="float">
            <text:p>59.455467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43339354839" calcext:value-type="float">
            <text:p>59.674333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99264" calcext:value-type="float">
            <text:p>59.65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07249032258" calcext:value-type="float">
            <text:p>59.680724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22784" calcext:value-type="float">
            <text:p>59.682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34779354839" calcext:value-type="float">
            <text:p>59.683477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85618064516" calcext:value-type="float">
            <text:p>59.678561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67336" calcext:value-type="float">
            <text:p>59.666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62598709677" calcext:value-type="float">
            <text:p>59.696259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96824" calcext:value-type="float">
            <text:p>59.73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06611612903" calcext:value-type="float">
            <text:p>59.760661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40571034483" calcext:value-type="float">
            <text:p>59.81405710344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72255483871" calcext:value-type="float">
            <text:p>59.827225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83241290322" calcext:value-type="float">
            <text:p>60.03832412903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9832" calcext:value-type="float">
            <text:p>60.08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47901935484" calcext:value-type="float">
            <text:p>60.104790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66184" calcext:value-type="float">
            <text:p>60.116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29798709677" calcext:value-type="float">
            <text:p>60.122979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14356129032" calcext:value-type="float">
            <text:p>60.131435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57928" calcext:value-type="float">
            <text:p>60.16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62185806452" calcext:value-type="float">
            <text:p>60.226218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43728" calcext:value-type="float">
            <text:p>60.23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19963870968" calcext:value-type="float">
            <text:p>60.291996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63574285714" calcext:value-type="float">
            <text:p>60.336357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76469677419" calcext:value-type="float">
            <text:p>60.347646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84505806452" calcext:value-type="float">
            <text:p>60.558450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09888" calcext:value-type="float">
            <text:p>60.59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43094193548" calcext:value-type="float">
            <text:p>60.584309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22968" calcext:value-type="float">
            <text:p>60.642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59287741936" calcext:value-type="float">
            <text:p>60.635928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12787096774" calcext:value-type="float">
            <text:p>60.62127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92242758621" calcext:value-type="float">
            <text:p>60.63922427586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94451612903" calcext:value-type="float">
            <text:p>60.69944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04424" calcext:value-type="float">
            <text:p>60.740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69117419355" calcext:value-type="float">
            <text:p>60.806911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85945714286" calcext:value-type="float">
            <text:p>60.818594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79122580645" calcext:value-type="float">
            <text:p>60.84791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63561290323" calcext:value-type="float">
            <text:p>61.05635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29512" calcext:value-type="float">
            <text:p>61.10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65700645161" calcext:value-type="float">
            <text:p>61.096570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27632" calcext:value-type="float">
            <text:p>61.12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08557419355" calcext:value-type="float">
            <text:p>61.120855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25677419355" calcext:value-type="float">
            <text:p>61.10256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51864" calcext:value-type="float">
            <text:p>61.105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9311483871" calcext:value-type="float">
            <text:p>61.129311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41728" calcext:value-type="float">
            <text:p>61.174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23246451613" calcext:value-type="float">
            <text:p>61.222324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47554285714" calcext:value-type="float">
            <text:p>61.234755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18387096774" calcext:value-type="float">
            <text:p>61.29183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0304" calcext:value-type="float">
            <text:p>61.36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9928" calcext:value-type="float">
            <text:p>61.39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8299354839" calcext:value-type="float">
            <text:p>61.356829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66616" calcext:value-type="float">
            <text:p>61.37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52278709678" calcext:value-type="float">
            <text:p>61.3452278709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68531612903" calcext:value-type="float">
            <text:p>61.296853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79086896552" calcext:value-type="float">
            <text:p>61.227908689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2664" calcext:value-type="float">
            <text:p>61.19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47707586207" calcext:value-type="float">
            <text:p>61.21477075862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21577142857" calcext:value-type="float">
            <text:p>61.242157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24725517241" calcext:value-type="float">
            <text:p>61.27247255172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80330322581" calcext:value-type="float">
            <text:p>61.298033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46665714286" calcext:value-type="float">
            <text:p>61.394666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3972137931" calcext:value-type="float">
            <text:p>61.3939721379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71851428571" calcext:value-type="float">
            <text:p>61.407185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85663448276" calcext:value-type="float">
            <text:p>61.4185663448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49501935484" calcext:value-type="float">
            <text:p>61.384950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11156129032" calcext:value-type="float">
            <text:p>61.381115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59925714286" calcext:value-type="float">
            <text:p>61.335992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57472" calcext:value-type="float">
            <text:p>61.37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31944" calcext:value-type="float">
            <text:p>61.423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80211612903" calcext:value-type="float">
            <text:p>61.498021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84371428571" calcext:value-type="float">
            <text:p>61.518437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64652903226" calcext:value-type="float">
            <text:p>61.536465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88980869565" calcext:value-type="float">
            <text:p>61.61889808695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4083" calcext:value-type="float">
            <text:p>61.6240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87668" calcext:value-type="float">
            <text:p>61.6087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90096842105" calcext:value-type="float">
            <text:p>61.61900968421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1736" calcext:value-type="float">
            <text:p>61.6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2056" calcext:value-type="float">
            <text:p>61.66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12" calcext:value-type="float">
            <text:p>61.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4248" calcext:value-type="float">
            <text:p>61.67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8848" calcext:value-type="float">
            <text:p>61.64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5894" calcext:value-type="float">
            <text:p>61.6358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5038" calcext:value-type="float">
            <text:p>61.6450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7418" calcext:value-type="float">
            <text:p>61.6374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0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76" calcext:value-type="float">
            <text:p>60.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0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8753" calcext:value-type="float">
            <text:p>60.8887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5992" calcext:value-type="float">
            <text:p>60.89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4087" calcext:value-type="float">
            <text:p>60.8940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4636" calcext:value-type="float">
            <text:p>60.714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89262222222" calcext:value-type="float">
            <text:p>60.77892622222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6378" calcext:value-type="float">
            <text:p>60.9363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35571764706" calcext:value-type="float">
            <text:p>60.8235571764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06106666667" calcext:value-type="float">
            <text:p>60.850610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08692307692" calcext:value-type="float">
            <text:p>60.8808692307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35523076923" calcext:value-type="float">
            <text:p>60.95355230769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47923478261" calcext:value-type="float">
            <text:p>61.00479234782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87964444444" calcext:value-type="float">
            <text:p>61.038796444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31344516129" calcext:value-type="float">
            <text:p>61.163134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38984" calcext:value-type="float">
            <text:p>61.21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40771612903" calcext:value-type="float">
            <text:p>61.184077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29688" calcext:value-type="float">
            <text:p>61.192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19718709678" calcext:value-type="float">
            <text:p>61.2019718709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30736774194" calcext:value-type="float">
            <text:p>61.193073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56764" calcext:value-type="float">
            <text:p>61.215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10348387097" calcext:value-type="float">
            <text:p>61.25103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3248" calcext:value-type="float">
            <text:p>61.29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85419354839" calcext:value-type="float">
            <text:p>61.33854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43633103448" calcext:value-type="float">
            <text:p>61.34436331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68472258065" calcext:value-type="float">
            <text:p>61.396847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72286451613" calcext:value-type="float">
            <text:p>61.597228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49136" calcext:value-type="float">
            <text:p>61.614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32841290323" calcext:value-type="float">
            <text:p>61.623284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18528" calcext:value-type="float">
            <text:p>61.661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55050322581" calcext:value-type="float">
            <text:p>61.645505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01261935484" calcext:value-type="float">
            <text:p>61.650126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74916" calcext:value-type="float">
            <text:p>61.6674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676" calcext:value-type="float">
            <text:p>61.70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56296" calcext:value-type="float">
            <text:p>61.755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45576" calcext:value-type="float">
            <text:p>61.814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6272" calcext:value-type="float">
            <text:p>61.86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82608" calcext:value-type="float">
            <text:p>61.878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4295483871" calcext:value-type="float">
            <text:p>62.14429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8852" calcext:value-type="float">
            <text:p>62.188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2959483871" calcext:value-type="float">
            <text:p>62.122959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26088" calcext:value-type="float">
            <text:p>62.122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83267096774" calcext:value-type="float">
            <text:p>62.148326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1432516129" calcext:value-type="float">
            <text:p>62.171432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0028" calcext:value-type="float">
            <text:p>62.200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4384" calcext:value-type="float">
            <text:p>62.25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82822068966" calcext:value-type="float">
            <text:p>62.298282206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06576" calcext:value-type="float">
            <text:p>62.360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37737777778" calcext:value-type="float">
            <text:p>62.4237737777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61412" calcext:value-type="float">
            <text:p>62.4961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82505806452" calcext:value-type="float">
            <text:p>62.768250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21248" calcext:value-type="float">
            <text:p>62.822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57981935484" calcext:value-type="float">
            <text:p>62.835798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20104" calcext:value-type="float">
            <text:p>62.872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51850322581" calcext:value-type="float">
            <text:p>62.895185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83370322581" calcext:value-type="float">
            <text:p>62.968337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06944" calcext:value-type="float">
            <text:p>63.010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52658064516" calcext:value-type="float">
            <text:p>63.02526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87004" calcext:value-type="float">
            <text:p>63.0587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03321290323" calcext:value-type="float">
            <text:p>63.150332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30657142857" calcext:value-type="float">
            <text:p>63.173065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5626967742" calcext:value-type="float">
            <text:p>63.235626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10260645161" calcext:value-type="float">
            <text:p>63.221026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59848" calcext:value-type="float">
            <text:p>63.225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7456" calcext:value-type="float">
            <text:p>62.95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90512" calcext:value-type="float">
            <text:p>62.919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19981935484" calcext:value-type="float">
            <text:p>62.911998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42423225806" calcext:value-type="float">
            <text:p>62.874242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40704" calcext:value-type="float">
            <text:p>62.844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10381935484" calcext:value-type="float">
            <text:p>62.851038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43448" calcext:value-type="float">
            <text:p>62.804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1117419355" calcext:value-type="float">
            <text:p>62.788111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27682857143" calcext:value-type="float">
            <text:p>62.752768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76952" calcext:value-type="float">
            <text:p>62.737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19867586207" calcext:value-type="float">
            <text:p>62.56198675862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53062857143" calcext:value-type="float">
            <text:p>62.485306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208" calcext:value-type="float">
            <text:p>62.3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76417142857" calcext:value-type="float">
            <text:p>62.447641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36262068966" calcext:value-type="float">
            <text:p>62.383626206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73655172414" calcext:value-type="float">
            <text:p>62.34736551724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96108571429" calcext:value-type="float">
            <text:p>62.309610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08653793104" calcext:value-type="float">
            <text:p>62.260865379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91951428571" calcext:value-type="float">
            <text:p>62.249195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71715862069" calcext:value-type="float">
            <text:p>62.26717158620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63489230769" calcext:value-type="float">
            <text:p>62.28634892307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07568" calcext:value-type="float">
            <text:p>62.29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696" calcext:value-type="float">
            <text:p>62.0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81499130435" calcext:value-type="float">
            <text:p>61.82814991304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05786666667" calcext:value-type="float">
            <text:p>61.610578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4073" calcext:value-type="float">
            <text:p>61.5440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3636" calcext:value-type="float">
            <text:p>61.60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90713846154" calcext:value-type="float">
            <text:p>61.6190713846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23113043478" calcext:value-type="float">
            <text:p>61.5623113043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51341538462" calcext:value-type="float">
            <text:p>61.53513415384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60136" calcext:value-type="float">
            <text:p>61.526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42008421053" calcext:value-type="float">
            <text:p>61.52420084210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3504" calcext:value-type="float">
            <text:p>61.56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9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62732307692" calcext:value-type="float">
            <text:p>61.4462732307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66624516129" calcext:value-type="float">
            <text:p>61.196662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38411034483" calcext:value-type="float">
            <text:p>61.13384110344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05723870968" calcext:value-type="float">
            <text:p>61.090572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5692" calcext:value-type="float">
            <text:p>61.035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13476129032" calcext:value-type="float">
            <text:p>60.951347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78312258065" calcext:value-type="float">
            <text:p>60.887831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08308" calcext:value-type="float">
            <text:p>60.850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43553548387" calcext:value-type="float">
            <text:p>60.804355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34624" calcext:value-type="float">
            <text:p>60.773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89100645161" calcext:value-type="float">
            <text:p>60.768910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90794285714" calcext:value-type="float">
            <text:p>60.779079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72126451613" calcext:value-type="float">
            <text:p>60.707212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71484" calcext:value-type="float">
            <text:p>60.5471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60411428572" calcext:value-type="float">
            <text:p>60.63604114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9" calcext:value-type="float">
            <text:p>60.5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9652" calcext:value-type="float">
            <text:p>59.699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5748" calcext:value-type="float">
            <text:p>59.705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5472" calcext:value-type="float">
            <text:p>60.54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0196" calcext:value-type="float">
            <text:p>59.480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9752" calcext:value-type="float">
            <text:p>60.49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4872" calcext:value-type="float">
            <text:p>59.55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3328" calcext:value-type="float">
            <text:p>59.39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0196" calcext:value-type="float">
            <text:p>59.480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9856" calcext:value-type="float">
            <text:p>60.56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2803087475302</text:p>
          </table:table-cell>
          <table:table-cell office:value-type="string" calcext:value-type="string">
            <text:p>198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26" meta:object-count="0"/>
    <meta:user-defined meta:name="AppVersion">3.0</meta:user-defined>
  </office:meta>
</office:document-meta>
</file>